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  <style:style style:name="P16" style:parent-style-name="Paragraphedeliste" style:list-style-name="LFO1" style:family="paragraph"/>
    <style:style style:name="P17" style:parent-style-name="Paragraphedeliste" style:list-style-name="LFO1" style:family="paragraph"/>
    <style:style style:name="P18" style:parent-style-name="Paragraphedeliste" style:list-style-name="LFO1" style:family="paragraph"/>
    <style:style style:name="P19" style:parent-style-name="Paragraphedeliste" style:list-style-name="LFO1" style:family="paragraph"/>
    <style:style style:name="P20" style:parent-style-name="Paragraphedeliste" style:list-style-name="LFO1" style:family="paragraph"/>
    <style:style style:name="P21" style:parent-style-name="Paragraphedeliste" style:list-style-name="LFO1" style:family="paragraph"/>
    <style:style style:name="P22" style:parent-style-name="Paragraphedeliste" style:list-style-name="LFO1" style:family="paragraph"/>
    <style:style style:name="P23" style:parent-style-name="Paragraphedeliste" style:list-style-name="LFO1" style:family="paragraph"/>
    <style:style style:name="P24" style:parent-style-name="Paragraphedeliste" style:list-style-name="LFO1" style:family="paragraph"/>
    <style:style style:name="P25" style:parent-style-name="Paragraphedeliste" style:family="paragraph">
      <style:paragraph-properties fo:margin-left="1.2395in">
        <style:tab-stops/>
      </style:paragraph-properties>
    </style:style>
    <style:style style:name="P26" style:parent-style-name="Paragraphedeliste" style:list-style-name="LFO1" style:family="paragraph"/>
    <style:style style:name="P27" style:parent-style-name="Paragraphedeliste" style:list-style-name="LFO1" style:family="paragraph"/>
    <style:style style:name="P28" style:parent-style-name="Paragraphedeliste" style:list-style-name="LFO1" style:family="paragraph"/>
    <style:style style:name="P29" style:parent-style-name="Paragraphedeliste" style:list-style-name="LFO1" style:family="paragraph"/>
    <style:style style:name="P30" style:parent-style-name="Paragraphedeliste" style:list-style-name="LFO1" style:family="paragraph"/>
    <style:style style:name="P31" style:parent-style-name="Paragraphedeliste" style:list-style-name="LFO1" style:family="paragraph"/>
    <style:style style:name="P32" style:parent-style-name="Paragraphedeliste" style:list-style-name="LFO1" style:family="paragraph"/>
    <style:style style:name="P33" style:parent-style-name="Paragraphedeliste" style:list-style-name="LFO1" style:family="paragraph"/>
    <style:style style:name="P34" style:parent-style-name="Paragraphedeliste" style:list-style-name="LFO1" style:family="paragraph"/>
    <style:style style:name="P35" style:parent-style-name="Paragraphedeliste" style:list-style-name="LFO1" style:family="paragraph"/>
    <style:style style:name="P36" style:parent-style-name="Paragraphedeliste" style:list-style-name="LFO1" style:family="paragraph"/>
    <style:style style:name="P37" style:parent-style-name="Paragraphedeliste" style:list-style-name="LFO1" style:family="paragraph"/>
    <style:style style:name="P38" style:parent-style-name="Paragraphedeliste" style:list-style-name="LFO1" style:family="paragraph"/>
    <style:style style:name="P39" style:parent-style-name="Paragraphedeliste" style:list-style-name="LFO1" style:family="paragraph"/>
    <style:style style:name="P40" style:parent-style-name="Paragraphedeliste" style:list-style-name="LFO1" style:family="paragraph"/>
    <style:style style:name="P41" style:parent-style-name="Paragraphedeliste" style:list-style-name="LFO1" style:family="paragraph"/>
    <style:style style:name="P42" style:parent-style-name="Paragraphedeliste" style:list-style-name="LFO1" style:family="paragraph"/>
    <style:style style:name="P43" style:parent-style-name="Paragraphedeliste" style:list-style-name="LFO1" style:family="paragraph"/>
    <style:style style:name="P44" style:parent-style-name="Paragraphedeliste" style:list-style-name="LFO1" style:family="paragraph"/>
    <style:style style:name="P45" style:parent-style-name="Paragraphedeliste" style:list-style-name="LFO1" style:family="paragraph"/>
    <style:style style:name="P46" style:parent-style-name="Paragraphedeliste" style:list-style-name="LFO1" style:family="paragraph"/>
    <style:style style:name="P47" style:parent-style-name="Paragraphedeliste" style:list-style-name="LFO1" style:family="paragraph"/>
    <style:style style:name="P48" style:parent-style-name="Paragraphedeliste" style:list-style-name="LFO1" style:family="paragraph"/>
    <style:style style:name="P49" style:parent-style-name="Paragraphedeliste" style:list-style-name="LFO1" style:family="paragraph"/>
    <style:style style:name="P50" style:parent-style-name="Paragraphedeliste" style:list-style-name="LFO1" style:family="paragraph"/>
    <style:style style:name="P51" style:parent-style-name="Paragraphedeliste" style:list-style-name="LFO1" style:family="paragraph"/>
    <style:style style:name="P52" style:parent-style-name="Paragraphedeliste" style:list-style-name="LFO1" style:family="paragraph"/>
    <style:style style:name="P53" style:parent-style-name="Paragraphedeliste" style:list-style-name="LFO1" style:family="paragraph"/>
    <style:style style:name="P54" style:parent-style-name="Paragraphedeliste" style:list-style-name="LFO1" style:family="paragraph"/>
    <style:style style:name="P55" style:parent-style-name="Paragraphedeliste" style:list-style-name="LFO1" style:family="paragraph"/>
    <style:style style:name="P56" style:parent-style-name="Paragraphedeliste" style:list-style-name="LFO1" style:family="paragraph"/>
    <style:style style:name="P57" style:parent-style-name="Paragraphedeliste" style:list-style-name="LFO1" style:family="paragraph"/>
    <style:style style:name="P58" style:parent-style-name="Paragraphedeliste" style:list-style-name="LFO1" style:family="paragraph"/>
    <style:style style:name="P59" style:parent-style-name="Paragraphedeliste" style:list-style-name="LFO1" style:family="paragraph"/>
    <style:style style:name="P60" style:parent-style-name="Paragraphedeliste" style:list-style-name="LFO1" style:family="paragraph"/>
    <style:style style:name="P61" style:parent-style-name="Paragraphedeliste" style:list-style-name="LFO1" style:family="paragraph"/>
    <style:style style:name="P62" style:parent-style-name="Paragraphedeliste" style:list-style-name="LFO1" style:family="paragraph"/>
    <style:style style:name="P63" style:parent-style-name="Paragraphedeliste" style:list-style-name="LFO1" style:family="paragraph"/>
    <style:style style:name="P64" style:parent-style-name="Paragraphedeliste" style:list-style-name="LFO1" style:family="paragraph"/>
    <style:style style:name="P65" style:parent-style-name="Paragraphedeliste" style:list-style-name="LFO1" style:family="paragraph"/>
    <style:style style:name="P66" style:parent-style-name="Paragraphedeliste" style:list-style-name="LFO1" style:family="paragraph"/>
    <style:style style:name="P67" style:parent-style-name="Paragraphedeliste" style:list-style-name="LFO1" style:family="paragraph"/>
    <style:style style:name="P68" style:parent-style-name="Paragraphedeliste" style:list-style-name="LFO1" style:family="paragraph"/>
    <style:style style:name="P69" style:parent-style-name="Paragraphedeliste" style:list-style-name="LFO1" style:family="paragraph"/>
    <style:style style:name="P70" style:parent-style-name="Paragraphedeliste" style:list-style-name="LFO1" style:family="paragraph"/>
    <style:style style:name="P71" style:parent-style-name="Paragraphedeliste" style:list-style-name="LFO1" style:family="paragraph"/>
    <style:style style:name="P72" style:parent-style-name="Paragraphedeliste" style:list-style-name="LFO1" style:family="paragraph"/>
    <style:style style:name="P73" style:parent-style-name="Paragraphedeliste" style:list-style-name="LFO1" style:family="paragraph"/>
    <style:style style:name="P74" style:parent-style-name="Paragraphedeliste" style:list-style-name="LFO1" style:family="paragraph"/>
    <style:style style:name="P75" style:parent-style-name="Paragraphedeliste" style:list-style-name="LFO1" style:family="paragraph"/>
    <style:style style:name="P76" style:parent-style-name="Paragraphedeliste" style:list-style-name="LFO1" style:family="paragraph"/>
    <style:style style:name="P77" style:parent-style-name="Paragraphedeliste" style:list-style-name="LFO1" style:family="paragraph"/>
    <style:style style:name="P78" style:parent-style-name="Paragraphedeliste" style:list-style-name="LFO1" style:family="paragraph"/>
    <style:style style:name="P79" style:parent-style-name="Normal" style:family="paragraph">
      <style:paragraph-properties fo:margin-left="0.4895in">
        <style:tab-stops/>
      </style:paragraph-properties>
    </style:style>
    <style:style style:name="P80" style:parent-style-name="Paragraphedeliste" style:list-style-name="LFO1" style:family="paragraph"/>
    <style:style style:name="P81" style:parent-style-name="Paragraphedeliste" style:list-style-name="LFO1" style:family="paragraph"/>
    <style:style style:name="P82" style:parent-style-name="Paragraphedeliste" style:list-style-name="LFO1" style:family="paragraph"/>
    <style:style style:name="P83" style:parent-style-name="Paragraphedeliste" style:list-style-name="LFO1" style:family="paragraph"/>
    <style:style style:name="P84" style:parent-style-name="Paragraphedeliste" style:list-style-name="LFO1" style:family="paragraph"/>
    <style:style style:name="P85" style:parent-style-name="Normal" style:family="paragraph">
      <style:paragraph-properties fo:margin-left="0.4895in">
        <style:tab-stops/>
      </style:paragraph-properties>
    </style:style>
    <style:style style:name="P86" style:parent-style-name="Paragraphedeliste" style:list-style-name="LFO1" style:family="paragraph"/>
    <style:style style:name="P87" style:parent-style-name="Paragraphedeliste" style:list-style-name="LFO1" style:family="paragraph"/>
    <style:style style:name="P88" style:parent-style-name="Paragraphedeliste" style:list-style-name="LFO1" style:family="paragraph"/>
    <style:style style:name="P89" style:parent-style-name="Paragraphedeliste" style:list-style-name="LFO1" style:family="paragraph"/>
    <style:style style:name="P90" style:parent-style-name="Normal" style:family="paragraph">
      <style:paragraph-properties fo:margin-left="0.4895in">
        <style:tab-stops/>
      </style:paragraph-properties>
    </style:style>
    <style:style style:name="P91" style:parent-style-name="Normal" style:family="paragraph">
      <style:paragraph-properties fo:margin-left="0.4895in">
        <style:tab-stops/>
      </style:paragraph-properties>
    </style:style>
    <style:style style:name="P92" style:parent-style-name="Paragraphedeliste" style:list-style-name="LFO1" style:family="paragraph"/>
    <style:style style:name="P93" style:parent-style-name="Paragraphedeliste" style:list-style-name="LFO1" style:family="paragraph"/>
    <style:style style:name="P94" style:parent-style-name="Paragraphedeliste" style:list-style-name="LFO1" style:family="paragraph"/>
    <style:style style:name="P95" style:parent-style-name="Paragraphedeliste" style:list-style-name="LFO1" style:family="paragraph"/>
    <style:style style:name="P96" style:parent-style-name="Paragraphedeliste" style:list-style-name="LFO1" style:family="paragraph"/>
    <style:style style:name="P97" style:parent-style-name="Paragraphedeliste" style:list-style-name="LFO1" style:family="paragraph"/>
    <style:style style:name="P98" style:parent-style-name="Paragraphedeliste" style:list-style-name="LFO1" style:family="paragraph"/>
    <style:style style:name="P99" style:parent-style-name="Paragraphedeliste" style:family="paragraph">
      <style:paragraph-properties fo:margin-left="1.2395in">
        <style:tab-stops/>
      </style:paragraph-properties>
    </style:style>
    <style:style style:name="P100" style:parent-style-name="Paragraphedeliste" style:list-style-name="LFO1" style:family="paragraph"/>
    <style:style style:name="P101" style:parent-style-name="Paragraphedeliste" style:list-style-name="LFO1" style:family="paragraph"/>
  </office:automatic-styles>
  <office:body>
    <office:text text:use-soft-page-breaks="true">
      <text:p text:style-name="P1">Gestion de projet</text:p>
      <text:p text:style-name="P2"/>
      <text:p text:style-name="P3"/>
      <text:p text:style-name="Normal">PM Bok : Bible du gestion de projet (édité régulièrement)</text:p>
      <text:p text:style-name="Normal">ProjectManagementProfessional (cycle en V) en perte de vitesse face au modèle SCRUM</text:p>
      <text:p text:style-name="Normal">4 types de projet differents</text:p>
      <text:list text:style-name="LFO1" text:continue-numbering="true">
        <text:list-item>
          <text:p text:style-name="P4">Ouvrages (resultat unique ex : pont, immeuble)</text:p>
        </text:list-item>
        <text:list-item>
          <text:p text:style-name="P5">Produit (gamme de produit)</text:p>
        </text:list-item>
        <text:list-item>
          <text:p text:style-name="P6">Opération</text:p>
        </text:list-item>
        <text:list-item>
          <text:p text:style-name="P7">Evenement<text:s/></text:p>
        </text:list-item>
      </text:list>
      <text:p text:style-name="Normal"/>
      <text:p text:style-name="Normal">5 aspects a definir</text:p>
      <text:list text:style-name="LFO1" text:continue-numbering="true">
        <text:list-item>
          <text:p text:style-name="P8">Fonctionnel (reponse a un besoin)</text:p>
        </text:list-item>
        <text:list-item>
          <text:p text:style-name="P9">Technique (respect spécifications et contraintes)</text:p>
        </text:list-item>
        <text:list-item>
          <text:p text:style-name="P10">Organisationnel (respect mode de fonctionnement</text:p>
        </text:list-item>
        <text:list-item>
          <text:p text:style-name="P11"><text:s/>Délai</text:p>
        </text:list-item>
        <text:list-item>
          <text:p text:style-name="P12"><text:s/>Cout</text:p>
        </text:list-item>
      </text:list>
      <text:p text:style-name="Normal"/>
      <text:p text:style-name="Normal">Les 3 P :</text:p>
      <text:list text:style-name="LFO1" text:continue-numbering="true">
        <text:list-item>
          <text:p text:style-name="P13">Peronnes<text:s/></text:p>
          <text:list text:continue-numbering="true">
            <text:list-item>
              <text:p text:style-name="P14">Assigner les bons roles/taches aux bonnes personnes</text:p>
            </text:list-item>
            <text:list-item>
              <text:p text:style-name="P15">La place de la personne dans l’eqipe</text:p>
            </text:list-item>
            <text:list-item>
              <text:p text:style-name="P16">La communication</text:p>
            </text:list-item>
          </text:list>
        </text:list-item>
        <text:list-item>
          <text:p text:style-name="P17">Process</text:p>
          <text:list text:continue-numbering="true">
            <text:list-item>
              <text:p text:style-name="P18">Quelles<text:s/>étapes<text:s/>du projet</text:p>
            </text:list-item>
            <text:list-item>
              <text:p text:style-name="P19">Modèle<text:s/>waterfall (besoin, conception, …)</text:p>
            </text:list-item>
            <text:list-item>
              <text:p text:style-name="P20">Les<text:s/>modèles<text:s/>de gestion</text:p>
            </text:list-item>
          </text:list>
        </text:list-item>
        <text:list-item>
          <text:p text:style-name="P21">Produit</text:p>
          <text:list text:continue-numbering="true">
            <text:list-item>
              <text:p text:style-name="P22">Produit</text:p>
            </text:list-item>
            <text:list-item>
              <text:p text:style-name="P23">Documentation</text:p>
            </text:list-item>
            <text:list-item>
              <text:p text:style-name="P24">Service</text:p>
            </text:list-item>
          </text:list>
        </text:list-item>
      </text:list>
      <text:p text:style-name="P25"/>
      <text:p text:style-name="Normal">Rôle du charge de projet :</text:p>
      <text:list text:style-name="LFO1" text:continue-numbering="true">
        <text:list-item>
          <text:p text:style-name="P26">Gestion de personnes (rh)</text:p>
        </text:list-item>
        <text:list-item>
          <text:p text:style-name="P27">Leadership</text:p>
        </text:list-item>
        <text:list-item>
          <text:p text:style-name="P28">Ecoute et communication</text:p>
        </text:list-item>
        <text:list-item>
          <text:p text:style-name="P29">Intégrité et éthique</text:p>
        </text:list-item>
        <text:list-item>
          <text:p text:style-name="P30">Inspire la confiance</text:p>
        </text:list-item>
        <text:list-item>
          <text:p text:style-name="P31">Capacité de bâtir des équipes<text:s/></text:p>
        </text:list-item>
        <text:list-item>
          <text:p text:style-name="P32">Gestion de conflit</text:p>
        </text:list-item>
        <text:list-item>
          <text:p text:style-name="P33">Esprit critique, capacité de résoudre des problèmes</text:p>
        </text:list-item>
      </text:list>
      <text:p text:style-name="Normal"/>
      <text:p text:style-name="Normal">Facteur clés du succès d’un projet :</text:p>
      <text:list text:style-name="LFO1" text:continue-numbering="true">
        <text:list-item>
          <text:p text:style-name="P34">Mission claire du projet</text:p>
        </text:list-item>
        <text:list-item>
          <text:p text:style-name="P35">Soutien de haute direction</text:p>
        </text:list-item>
        <text:list-item>
          <text:p text:style-name="P36">Plan et échéancier (plans et devis détaillés)</text:p>
        </text:list-item>
        <text:list-item>
          <text:p text:style-name="P37">Engagement du client et consultation de ce dernier</text:p>
        </text:list-item>
        <text:list-item>
          <text:p text:style-name="P38">Personnel prenant part au projet</text:p>
        </text:list-item>
        <text:list-item>
          <text:p text:style-name="P39">Taches techniques du projet<text:s/>(expertise et complications)</text:p>
        </text:list-item>
        <text:list-item>
          <text:p text:style-name="P40">Acceptation par le client des livrables du projet</text:p>
        </text:list-item>
        <text:list-item>
          <text:p text:style-name="P41">surveillance du projet et rétractation (contrôle et suivi)</text:p>
        </text:list-item>
        <text:list-item>
          <text:p text:style-name="P42">Communication<text:s/>(importance primordial)</text:p>
        </text:list-item>
        <text:list-item>
          <text:p text:style-name="P43">Dépannage (troubleshooting)</text:p>
        </text:list-item>
      </text:list>
      <text:p text:style-name="Normal"/>
      <text:p text:style-name="Normal">Qualifier un projet :</text:p>
      <text:list text:style-name="LFO1" text:continue-numbering="true">
        <text:list-item>
          <text:p text:style-name="P44">Processus unique de transformation de ressources</text:p>
        </text:list-item>
        <text:list-item>
          <text:p text:style-name="P45">Ponctuel<text:s/></text:p>
        </text:list-item>
        <text:list-item>
          <text:p text:style-name="P46">Produit un<text:s/>résultat<text:s/>spécifique</text:p>
        </text:list-item>
        <text:list-item>
          <text:p text:style-name="P47">Répond<text:s/>a un/des objectifs précis</text:p>
        </text:list-item>
        <text:list-item>
          <text:p text:style-name="P48">Régis par des contraintes (budget,<text:s/>matériel, humaines, temporelles)</text:p>
        </text:list-item>
      </text:list>
      <text:p text:style-name="Normal"/>
      <text:p text:style-name="Normal">Demarrage du projet :<text:s/></text:p>
      <text:list text:style-name="LFO1" text:continue-numbering="true">
        <text:list-item>
          <text:p text:style-name="P49">Strenght</text:p>
          <text:list text:continue-numbering="true">
            <text:list-item>
              <text:p text:style-name="P50">Quels avantages avez-vous ?</text:p>
            </text:list-item>
            <text:list-item>
              <text:p text:style-name="P51">Que faites-vous correctement ?</text:p>
            </text:list-item>
            <text:list-item>
              <text:p text:style-name="P52">Quelles sont les ressources appropries utiliser (ou dont vous disposez) ?</text:p>
            </text:list-item>
          </text:list>
        </text:list-item>
        <text:list-item>
          <text:p text:style-name="P53">Weakness</text:p>
          <text:list text:continue-numbering="true">
            <text:list-item>
              <text:p text:style-name="P54">Quoi ameliorer</text:p>
            </text:list-item>
            <text:list-item>
              <text:p text:style-name="P55">Que faites vous de mal</text:p>
            </text:list-item>
            <text:list-item>
              <text:p text:style-name="P56">Quoi eviter</text:p>
            </text:list-item>
          </text:list>
        </text:list-item>
        <text:list-item>
          <text:p text:style-name="P57">Opportunities</text:p>
          <text:list text:continue-numbering="true">
            <text:list-item>
              <text:p text:style-name="P58">Ou se trouvents les bonnes oppotunités ?</text:p>
            </text:list-item>
            <text:list-item>
              <text:p text:style-name="P59"><text:s/></text:p>
            </text:list-item>
            <text:list-item>
              <text:p text:style-name="P60"><text:s/></text:p>
            </text:list-item>
          </text:list>
        </text:list-item>
        <text:list-item>
          <text:p text:style-name="P61">Threat</text:p>
        </text:list-item>
      </text:list>
      <text:p text:style-name="Normal"/>
      <text:p text:style-name="Normal">Objectif : Planifier en détail le projet pour obteni rune approbation du client pour le GO / NO GO :</text:p>
      <text:list text:style-name="LFO1" text:continue-numbering="true">
        <text:list-item>
          <text:p text:style-name="P62">activités : analyse d’impact (etablir la liste des travaux, planification détaillee)</text:p>
        </text:list-item>
        <text:list-item>
          <text:p text:style-name="P63">Livrable : Charte/manuel</text:p>
        </text:list-item>
      </text:list>
      <text:p text:style-name="Normal"/>
      <text:p text:style-name="Normal"/>
      <text:list text:style-name="LFO1" text:continue-numbering="true">
        <text:list-item>
          <text:p text:style-name="P64">Client lourd</text:p>
        </text:list-item>
        <text:list-item>
          <text:p text:style-name="P65">Candidats</text:p>
        </text:list-item>
        <text:list-item>
          <text:p text:style-name="P66">Entreprises</text:p>
        </text:list-item>
        <text:list-item>
          <text:p text:style-name="P67">Matching de profils</text:p>
        </text:list-item>
        <text:list-item>
          <text:p text:style-name="P68">S’inscrire</text:p>
        </text:list-item>
        <text:list-item>
          <text:p text:style-name="P69">Connexion / deconnection</text:p>
        </text:list-item>
        <text:list-item>
          <text:p text:style-name="P70">Etre capable de preciser le besoin (entreprise et client)</text:p>
        </text:list-item>
      </text:list>
      <text:p text:style-name="Normal"/>
      <text:p text:style-name="Normal">Ecrans :</text:p>
      <text:list text:style-name="LFO1" text:continue-numbering="true">
        <text:list-item>
          <text:p text:style-name="P71">Connection</text:p>
        </text:list-item>
        <text:list-item>
          <text:p text:style-name="P72">Main page</text:p>
        </text:list-item>
        <text:list-item>
          <text:p text:style-name="P73">Ecran profil</text:p>
          <text:list text:continue-numbering="true">
            <text:list-item>
              <text:p text:style-name="P74">Candidat</text:p>
            </text:list-item>
            <text:list-item>
              <text:p text:style-name="P75">Entreprise</text:p>
            </text:list-item>
          </text:list>
        </text:list-item>
        <text:list-item>
          <text:p text:style-name="P76">Ecran resultat matching</text:p>
        </text:list-item>
        <text:list-item>
          <text:p text:style-name="P77">Page administration</text:p>
        </text:list-item>
        <text:list-item>
          <text:p text:style-name="P78">Page recherche profil ?</text:p>
        </text:list-item>
      </text:list>
      <text:p text:style-name="Normal"/>
      <text:p text:style-name="P79">Connection :</text:p>
      <text:list text:style-name="LFO1" text:continue-numbering="true">
        <text:list-item>
          <text:p text:style-name="P80">Inscription<text:s/></text:p>
          <text:list text:continue-numbering="true">
            <text:list-item>
              <text:p text:style-name="P81">Detail entreprise ou candidat</text:p>
            </text:list-item>
          </text:list>
        </text:list-item>
        <text:list-item>
          <text:p text:style-name="P82">Identifiant / mdp</text:p>
        </text:list-item>
        <text:list-item>
          <text:p text:style-name="P83">Mdp oublié</text:p>
        </text:list-item>
        <text:list-item>
          <text:p text:style-name="P84">Logo</text:p>
        </text:list-item>
      </text:list>
      <text:p text:style-name="Normal"/>
      <text:p text:style-name="P85">Main page :<text:s/></text:p>
      <text:list text:style-name="LFO1" text:continue-numbering="true">
        <text:list-item>
          <text:p text:style-name="P86">« texte de présentation/bienvenu »</text:p>
        </text:list-item>
        <text:list-item>
          <text:p text:style-name="P87">Menu (lien vers les autres ecrans en fonction des droits et utilsateurs)</text:p>
        </text:list-item>
        <text:list-item>
          <text:p text:style-name="P88">Nouvelle entreprise / nouveau candidat</text:p>
        </text:list-item>
        <text:list-item>
          <text:p text:style-name="P89">Nouveau match</text:p>
        </text:list-item>
      </text:list>
      <text:p text:style-name="P90"/>
      <text:p text:style-name="P91">Ecran Profil :</text:p>
      <text:list text:style-name="LFO1" text:continue-numbering="true">
        <text:list-item>
          <text:p text:style-name="P92">Candidat</text:p>
          <text:list text:continue-numbering="true">
            <text:list-item>
              <text:p text:style-name="P93">Bouton modifier</text:p>
              <text:list text:continue-numbering="true">
                <text:list-item>
                  <text:p text:style-name="P94">photo</text:p>
                </text:list-item>
              </text:list>
            </text:list-item>
            <text:list-item>
              <text:p text:style-name="P95">Bouton supprimer</text:p>
            </text:list-item>
            <text:list-item>
              <text:p text:style-name="P96">Liste attributs candidats</text:p>
            </text:list-item>
            <text:list-item>
              <text:p text:style-name="P97">aperçu publique du profil</text:p>
            </text:list-item>
            <text:list-item>
              <text:p text:style-name="P98">boutain retour main page ?</text:p>
            </text:list-item>
          </text:list>
        </text:list-item>
      </text:list>
      <text:p text:style-name="P99"/>
      <text:soft-page-break/>
      <text:list text:style-name="LFO1" text:continue-numbering="true">
        <text:list-item>
          <text:p text:style-name="P100">entreprise</text:p>
          <text:list text:continue-numbering="true">
            <text:list-item>
              <text:p text:style-name="P101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nick Izzar</meta:initial-creator>
    <dc:creator>Yannick Izzar</dc:creator>
    <meta:creation-date>2017-07-07T07:23:00Z</meta:creation-date>
    <dc:date>2017-07-07T14:48:00Z</dc:date>
    <meta:template xlink:href="Normal.dotm" xlink:type="simple"/>
    <meta:editing-cycles>2</meta:editing-cycles>
    <meta:editing-duration>PT26700S</meta:editing-duration>
    <meta:document-statistic meta:page-count="4" meta:paragraph-count="5" meta:word-count="434" meta:character-count="2816" meta:row-count="19" meta:non-whitespace-character-count="2387"/>
  </office:meta>
</office:document-meta>
</file>